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fo:language="en" fo:country="US" officeooo:rsid="0003c79a" officeooo:paragraph-rsid="0003c79a"/>
    </style:style>
    <style:style style:name="P2" style:family="paragraph" style:parent-style-name="Standard">
      <style:text-properties fo:font-size="14pt" fo:language="en" fo:country="US" fo:font-weight="bold" officeooo:rsid="0003c79a" officeooo:paragraph-rsid="0003c79a" style:font-size-asian="14pt" style:font-weight-asian="bold" style:font-size-complex="14pt" style:font-weight-complex="bold"/>
    </style:style>
    <style:style style:name="T1" style:family="text">
      <style:text-properties officeooo:rsid="0004a7d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steps:</text:p>
      <text:p text:style-name="P2"/>
      <text:p text:style-name="P2">Post:</text:p>
      <text:list xml:id="list87536784" text:style-name="L2">
        <text:list-item>
          <text:p text:style-name="P1">Create 2 users with appropriate profiles;</text:p>
        </text:list-item>
        <text:list-item>
          <text:p text:style-name="P1">Create 2 service resources with according skills;</text:p>
        </text:list-item>
        <text:list-item>
          <text:p text:style-name="P1">Assign 'Available' And 'Busy' <text:span text:style-name="T1">p</text:span>resence <text:span text:style-name="T1">s</text:span>tatuses <text:span text:style-name="T1">t</text:span>o <text:span text:style-name="T1">p</text:span>rofiles (This <text:span text:style-name="T1">c</text:span>an't <text:span text:style-name="T1">b</text:span>e <text:span text:style-name="T1">r</text:span>etrieved/<text:span text:style-name="T1">deployed</text:span>);</text:p>
        </text:list-item>
        <text:list-item>
          <text:p text:style-name="P1"><text:span text:style-name="T1">While logged in as System Admin, go to</text:span> 'Settings' (top right corner --&gt; profile) <text:span text:style-name="T1">and</text:span> disable 'Receive emails'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1:19:50.909000000</meta:creation-date>
    <dc:date>2022-05-16T12:22:59.706000000</dc:date>
    <meta:editing-duration>PT2M29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6" meta:word-count="51" meta:character-count="317" meta:non-whitespace-character-count="277"/>
  </office:meta>
</office:document-meta>
</file>